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automatic-styles>
    <style:style style:name="P1" style:family="paragraph" style:parent-style-name="Text_20_body" style:master-page-name="Standard">
      <style:paragraph-properties fo:text-align="center" style:justify-single-word="false" style:page-number="1"/>
      <style:text-properties fo:font-size="30pt" fo:font-weight="bold" officeooo:rsid="005cba6a" officeooo:paragraph-rsid="005cba6a" style:font-weight-asian="bold" style:font-weight-complex="bold"/>
    </style:style>
    <style:style style:name="P2" style:family="paragraph" style:parent-style-name="Text_20_body">
      <style:text-properties fo:font-size="16pt" officeooo:rsid="005cba6a" officeooo:paragraph-rsid="005cba6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580661"/>
    </style:style>
    <style:style style:name="T3" style:family="text">
      <style:text-properties style:text-underline-style="none" officeooo:rsid="005ee731"/>
    </style:style>
    <style:style style:name="T4" style:family="text">
      <style:text-properties officeooo:rsid="005d592b"/>
    </style:style>
    <style:style style:name="T5" style:family="text">
      <style:text-properties officeooo:rsid="005ee7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ONIN" text:name="Nom"/>
        <text:user-field-decl office:value-type="string" office:string-value="Malo" text:name="Prénom"/>
        <text:user-field-decl office:value-type="string" office:string-value="963" text:name="Classe"/>
      </text:user-field-decls>
      <text:p text:style-name="P1">Blasons</text:p>
      <text:p text:style-name="P2"><text:span text:style-name="T2">D</text:span><text:span text:style-name="T1">ans cette activité, un marchand décrit son blason à un dessinateur.</text:span></text:p>
      <text:p text:style-name="P2">La qualité du dessin dépend de la précision de la description du marchand. <text:span text:style-name="T4">Le ___________________________ ne convient pas ;</text:span> pour être suffisamment précis, il faut utiliser <text:span text:style-name="T1">un _____</text:span><text:span text:style-name="T3">_</text:span><text:span text:style-name="T1">_______________________</text:span>.</text:p>
      <text:p text:style-name="P2">De tels langages sont utilisés en informatique pour donner des <text:span text:style-name="T5">instructions</text:span> précises à une machine. <text:span text:style-name="T5">On les appelle « ________________ _____________________ »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3" fo:font-family="'Source Sans 3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style-name-asian="Normal" style:font-family-generic-asian="swiss" style:font-pitch-asian="variable" style:font-size-asian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start" style:justify-single-word="false" fo:hyphenation-ladder-count="no-limit" style:page-number="auto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.7cm" fo:margin-bottom="0.199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9cm" fo:margin-bottom="1cm" style:contextual-spacing="false" fo:text-align="center" style:justify-single-word="false" style:page-number="auto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list-style-name="Line_20_numbers_20__28_pre-formatted_20_text_29_" style:class="html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</style:tab-stops>
      </style:paragraph-properties>
      <style:text-properties style:font-name="Source Code Pro" fo:font-family="'Source Code Pro'" style:font-style-name="Normal" style:font-family-generic="modern" style:font-pitch="fixed" fo:font-size="12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  <style:text-properties fo:font-style="italic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rtie" style:family="paragraph" style:parent-style-name="Heading" style:master-page-name="">
      <style:paragraph-properties fo:margin-top="0cm" fo:margin-bottom="0.21cm" style:contextual-spacing="false" style:page-number="auto"/>
      <style:text-properties fo:font-size="12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95%" fo:font-style="normal" style:text-underline-style="none" fo:font-weight="bold" style:font-size-asian="95%" style:font-style-asian="normal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ppendix" style:family="paragraph" style:parent-style-name="Heading" style:next-style-name="Text_20_body" style:default-outline-level="1" style:list-style-name="Annexes" style:class="chapter" style:master-page-name="Annex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ulation_20_centrée" style:display-name="Tabulation centrée" style:family="paragraph" style:parent-style-name="First_20_line_20_indent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Caption_20_characters" style:display-name="Caption characters" style:family="text" loext:hidden="true" style:hidden="true"/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Numbering_20_Symbols" style:display-name="Numbering Symbol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Definition" style:family="text" loext:hidden="true" style:hidden="true"/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 loext:hidden="true" style:hidden="true"/>
    <style:style style:name="Internet_20_link" style:display-name="Internet link" style:family="text" loext:hidden="true" style:hidden="true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loext:hidden="true" style:hidden="true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style:parent-style-name="Maths">
      <style:text-properties fo:font-style="italic"/>
    </style:style>
    <style:style style:name="Code" style:family="text">
      <style:text-properties fo:color="#000000" loext:opacity="100%" style:font-name="Source Code Pro" fo:font-family="'Source Code Pro'" style:font-style-name="Normal" style:font-family-generic="modern" style:font-pitch="fixed" fo:background-color="transparent" loext:padding="0.101cm" loext:border="none"/>
    </style:style>
    <style:style style:name="Key_20_word" style:display-name="Key word" style:family="text" style:parent-style-name="Code">
      <style:text-properties fo:font-weight="bold"/>
    </style:style>
    <style:style style:name="Line_20_numbers" style:display-name="Line numbers" style:family="text" style:parent-style-name="Code">
      <style:text-properties fo:background-color="#dddddd" loext:padding="0.101cm" loext:border-left="none" loext:border-right="0.26pt solid #b2b2b2" loext:border-top="none" loext:border-bottom="none"/>
    </style:style>
    <style:style style:name="Inline_20_code" style:display-name="Inline code" style:family="text" style:parent-style-name="Code">
      <style:text-properties fo:background-color="#dddddd"/>
    </style:style>
    <style:style style:name="Key" style:family="text" style:parent-style-name="Code">
      <style:text-properties fo:color="#800080" loext:opacity="100%"/>
    </style:style>
    <style:style style:name="String" style:family="text" style:parent-style-name="Code">
      <style:text-properties fo:color="#00a933" loext:opacity="100%"/>
    </style:style>
    <style:style style:name="Boolean" style:family="text" style:parent-style-name="Code">
      <style:text-properties fo:color="#2a6099" loext:opacity="100%"/>
    </style:style>
    <style:style style:name="New_20_variable" style:display-name="New variable" style:family="text" style:parent-style-name="Code">
      <style:text-properties fo:color="#bf0041" loext:opacity="100%"/>
    </style:style>
    <style:style style:name="Maths" style:family="text">
      <style:text-properties style:font-name="Source Serif 4" fo:font-family="'Source Serif 4'" style:font-style-name="Normal" style:font-family-generic="roman" style:font-pitch="variable"/>
    </style:style>
    <style:style style:name="Imaginary_20_unit" style:display-name="Imaginary unit" style:family="text" style:parent-style-name="Maths">
      <style:text-properties style:font-name="Source Serif 4 Semibold" fo:font-family="'Source Serif 4 Semibold'" style:font-style-name="Italique" style:font-family-generic="roman" style:font-pitch="variable" fo:font-style="italic" fo:font-weight="600"/>
    </style:style>
    <style:style style:name="Comment" style:family="text" style:parent-style-name="Code">
      <style:text-properties fo:color="#999999" loext:opacity="100%" fo:font-style="italic"/>
    </style:style>
    <style:style style:name="Number" style:family="text" style:parent-style-name="Code">
      <style:text-properties fo:color="#0359b4" loext:opacity="100%"/>
    </style:style>
    <style:style style:name="Punctuation_20_marks" style:display-name="Punctuation marks" style:family="text" style:parent-style-name="Code">
      <style:text-properties fo:color="#ea7500" loext: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fo:min-width="0.041cm" fo:min-height="0.041cm" text:anchor-type="as-char" svg:y="0cm" fo:margin-left="0cm" fo:margin-right="0cm" style:wrap="parallel" style:number-wrapped-paragraphs="no-limit" style:wrap-contour="false" style:vertical-pos="middle" style:vertical-rel="text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Chapitre %1% :" style:num-prefix="Chapitre " style:num-suffix=" :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 –" style:num-suffix=" –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)" style:num-suffix=")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ne_20_numbers_20__28_pre-formatted_20_text_29_" style:display-name="Line numbers (pre-formatted text)" text:consecutive-numbering="true">
      <text:list-level-style-number text:level="1" text:style-name="Line_20_numbers" loext:num-list-format="%1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ne_20_numbers" loext:num-list-format="%2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ne_20_numbers" loext:num-list-format="%3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ne_20_numbers" loext:num-list-format="%4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ne_20_numbers" loext:num-list-format="%5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ne_20_numbers" loext:num-list-format="%6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ne_20_numbers" loext:num-list-format="%7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ne_20_numbers" loext:num-list-format="%8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ne_20_numbers" loext:num-list-format="%9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text:style-name="Line_20_numbers" loext:num-list-format="%10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</text:list-style>
    <text:list-style style:name="Annexes">
      <text:list-level-style-number text:level="1" loext:num-list-format="Annexe %1% :" style:num-prefix="Annexe " style:num-suffix=" 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Index" style:page-layout-name="Mpm4" draw:style-name="Mdp1"/>
    <style:master-page style:name="Envelope" style:page-layout-name="Mpm7" draw:style-name="Mdp1"/>
    <style:master-page style:name="Landscape" style:page-layout-name="Mpm8" draw:style-name="Mdp1"/>
    <style:master-page style:name="Annexe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09:00:58.597000000</meta:creation-date>
    <meta:editing-duration>PT40M54S</meta:editing-duration>
    <meta:editing-cycles>10</meta:editing-cycles>
    <meta:generator>LibreOffice/7.4.5.1$Windows_X86_64 LibreOffice_project/9c0871452b3918c1019dde9bfac75448afc4b57f</meta:generator>
    <dc:title>Simple</dc:title>
    <dc:date>2024-02-19T15:25:37.830000000</dc:date>
    <meta:document-statistic meta:table-count="0" meta:image-count="0" meta:object-count="0" meta:page-count="1" meta:paragraph-count="4" meta:word-count="62" meta:character-count="438" meta:non-whitespace-character-count="380"/>
    <meta:template xlink:type="simple" xlink:actuate="onRequest" xlink:title="Simple" xlink:href="file:///C:/Users/MALO/AppData/Roaming/LibreOffice/4/user/template/Simple.ott" meta:date="2024-02-16T09:00:58.370000000"/>
  </office:meta>
</office:document-meta>
</file>